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5.592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style-name="gr1" draw:text-style-name="P1" svg:x1="4.651cm" svg:y1="1.142cm" svg:x2="7.124cm" svg:y2="1.115cm">
            <text:p/>
          </draw:line>
          <draw:line draw:z-index="1" draw:style-name="gr1" draw:text-style-name="P1" svg:x1="11.23cm" svg:y1="1.169cm" svg:x2="16.834cm" svg:y2="1.142cm">
            <text:p/>
          </draw:line>
          <draw:line draw:z-index="2" draw:style-name="gr1" draw:text-style-name="P1" svg:x1="11.257cm" svg:y1="1.62cm" svg:x2="12.219cm" svg:y2="1.62cm">
            <text:p/>
          </draw:line>
          <draw:line draw:z-index="3" draw:style-name="gr1" draw:text-style-name="P1" svg:x1="12.146cm" svg:y1="1.706cm" svg:x2="12.146cm" svg:y2="4.601cm">
            <text:p/>
          </draw:line>
          <draw:line draw:z-index="4" draw:style-name="gr1" draw:text-style-name="P1" svg:x1="12.187cm" svg:y1="4.629cm" svg:x2="9.502cm" svg:y2="4.629cm">
            <text:p/>
          </draw:line>
          <draw:line draw:z-index="5" draw:style-name="gr1" draw:text-style-name="P1" svg:x1="9.602cm" svg:y1="4.715cm" svg:x2="9.575cm" svg:y2="7.265cm">
            <text:p/>
          </draw:line>
          <draw:line draw:z-index="6" draw:style-name="gr1" draw:text-style-name="P1" svg:x1="11.275cm" svg:y1="7.39cm" svg:x2="9.53cm" svg:y2="7.417cm">
            <text:p/>
          </draw:line>
          <draw:line draw:z-index="7" draw:style-name="gr1" draw:text-style-name="P1" svg:x1="16.825cm" svg:y1="1.573cm" svg:x2="16.165cm" svg:y2="1.573cm">
            <text:p/>
          </draw:line>
          <draw:line draw:z-index="8" draw:style-name="gr1" draw:text-style-name="P1" svg:x1="16.193cm" svg:y1="1.659cm" svg:x2="16.193cm" svg:y2="4.608cm">
            <text:p/>
          </draw:line>
          <draw:line draw:z-index="9" draw:style-name="gr1" draw:text-style-name="P1" svg:x1="16.24cm" svg:y1="4.662cm" svg:x2="17.818cm" svg:y2="4.649cm">
            <text:p/>
          </draw:line>
          <draw:line draw:z-index="10" draw:style-name="gr1" draw:text-style-name="P1" svg:x1="17.763cm" svg:y1="4.696cm" svg:x2="17.794cm" svg:y2="7.975cm">
            <text:p/>
          </draw:line>
          <draw:line draw:z-index="11" draw:style-name="gr1" draw:text-style-name="P1" svg:x1="17.81cm" svg:y1="7.922cm" svg:x2="16.898cm" svg:y2="7.921cm">
            <text:p/>
          </draw:line>
          <draw:line draw:z-index="12" draw:style-name="gr1" draw:text-style-name="P1" svg:x1="4.657cm" svg:y1="1.62cm" svg:x2="7.158cm" svg:y2="3.878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jet bibliothèque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Author</text:p>
          </table:table-cell>
          <table:table-cell table:style-name="ce6" office:value-type="string" calcext:value-type="string">
            <text:p>1 to Many</text:p>
          </table:table-cell>
          <table:table-cell table:style-name="ce2" office:value-type="string" calcext:value-type="string">
            <text:p>Livre</text:p>
          </table:table-cell>
          <table:table-cell table:style-name="ce6" office:value-type="string" calcext:value-type="string">
            <text:p>Many to Many</text:p>
          </table:table-cell>
          <table:table-cell table:style-name="ce2" office:value-type="string" calcext:value-type="string">
            <text:p>Client</text:p>
          </table:table-cell>
        </table:table-row>
        <table:table-row table:style-name="ro1">
          <table:table-cell table:style-name="ce3" office:value-type="string" calcext:value-type="string">
            <text:p>id;</text:p>
          </table:table-cell>
          <table:table-cell/>
          <table:table-cell table:style-name="ce3" office:value-type="string" calcext:value-type="string">
            <text:p>id (INT)</text:p>
          </table:table-cell>
          <table:table-cell/>
          <table:table-cell table:style-name="ce3" office:value-type="string" calcext:value-type="string">
            <text:p>id (INT)</text:p>
          </table:table-cell>
        </table:table-row>
        <table:table-row table:style-name="ro1">
          <table:table-cell table:style-name="ce4" office:value-type="string" calcext:value-type="string">
            <text:p>Nom_auteur (varchar 100)</text:p>
          </table:table-cell>
          <table:table-cell/>
          <table:table-cell table:style-name="ce4" office:value-type="string" calcext:value-type="string">
            <text:p>ISBN (INT)</text:p>
          </table:table-cell>
          <table:table-cell/>
          <table:table-cell table:style-name="ce4" office:value-type="string" calcext:value-type="string">
            <text:p>Nom_client (varchar 100)</text:p>
          </table:table-cell>
        </table:table-row>
        <table:table-row table:style-name="ro1">
          <table:table-cell table:style-name="ce4" office:value-type="string" calcext:value-type="string">
            <text:p>Prénom_auteur (varchar 100)</text:p>
          </table:table-cell>
          <table:table-cell table:style-name="ce7"/>
          <table:table-cell table:style-name="ce4" office:value-type="string" calcext:value-type="string">
            <text:p>Titre (varchar 320)</text:p>
          </table:table-cell>
          <table:table-cell/>
          <table:table-cell table:style-name="ce4" office:value-type="string" calcext:value-type="string">
            <text:p>Prénom_client (varchar 100)</text:p>
          </table:table-cell>
        </table:table-row>
        <table:table-row table:style-name="ro1">
          <table:table-cell table:style-name="ce4"/>
          <table:table-cell/>
          <table:table-cell table:style-name="ce4" office:value-type="string" calcext:value-type="string">
            <text:p>Année de sortie (YEAR)</text:p>
          </table:table-cell>
          <table:table-cell/>
          <table:table-cell table:style-name="ce4" office:value-type="string" calcext:value-type="string">
            <text:p>Email_client (varchar 320)</text:p>
          </table:table-cell>
        </table:table-row>
        <table:table-row table:style-name="ro1">
          <table:table-cell table:style-name="ce4"/>
          <table:table-cell/>
          <table:table-cell table:style-name="ce4" office:value-type="string" calcext:value-type="string">
            <text:p>Edition (varchar 320)</text:p>
          </table:table-cell>
          <table:table-cell/>
          <table:table-cell table:style-name="ce4" office:value-type="string" calcext:value-type="string">
            <text:p>Tel_client (varchar 20)</text:p>
          </table:table-cell>
        </table:table-row>
        <table:table-row table:style-name="ro1">
          <table:table-cell table:style-name="ce5"/>
          <table:table-cell/>
          <table:table-cell table:style-name="ce5" office:value-type="string" calcext:value-type="string">
            <text:p>Auteur_id (INT)</text:p>
          </table:table-cell>
          <table:table-cell/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/>
          <table:table-cell/>
          <table:table-cell table:style-name="ce2" office:value-type="string" calcext:value-type="string">
            <text:p>Emprunter</text:p>
          </table:table-cell>
          <table:table-cell/>
        </table:table-row>
        <table:table-row table:style-name="ro1">
          <table:table-cell/>
          <table:table-cell table:style-name="ce9"/>
          <table:table-cell/>
          <table:table-cell table:style-name="ce4" office:value-type="string" calcext:value-type="string">
            <text:p>id (INT)</text:p>
          </table:table-cell>
          <table:table-cell/>
        </table:table-row>
        <table:table-row table:style-name="ro1">
          <table:table-cell/>
          <table:table-cell table:style-name="ce9"/>
          <table:table-cell/>
          <table:table-cell table:style-name="ce4" office:value-type="string" calcext:value-type="string">
            <text:p>Numéro_emprunt (VARCHAR100)</text:p>
          </table:table-cell>
          <table:table-cell/>
        </table:table-row>
        <table:table-row table:style-name="ro1">
          <table:table-cell/>
          <table:table-cell table:style-name="ce9"/>
          <table:table-cell/>
          <table:table-cell table:style-name="ce4" office:value-type="string" calcext:value-type="string">
            <text:p>Date_emprunt (DATE)</text:p>
          </table:table-cell>
          <table:table-cell/>
        </table:table-row>
        <table:table-row table:style-name="ro1">
          <table:table-cell/>
          <table:table-cell table:style-name="ce9"/>
          <table:table-cell/>
          <table:table-cell table:style-name="ce4" office:value-type="string" calcext:value-type="string">
            <text:p>Livre_id (INT)</text:p>
          </table:table-cell>
          <table:table-cell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lient_id (INT)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5" office:value-type="string" calcext:value-type="string" table:number-columns-spanned="3" table:number-rows-spanned="1">
            <text:p>Attention : Changement des noms de tables à rectifier dans le PHP !!!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3" table:number-rows-spanned="1">
            <text:p>book_year modifié en book_date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0:01:27.479633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9:43:37.358221675</meta:creation-date>
    <dc:date>2022-06-28T10:01:50.866258137</dc:date>
    <meta:editing-duration>PT1H28M55S</meta:editing-duration>
    <meta:editing-cycles>8</meta:editing-cycles>
    <meta:generator>LibreOffice/6.4.7.2$Linux_X86_64 LibreOffice_project/40$Build-2</meta:generator>
    <meta:document-statistic meta:table-count="1" meta:cell-count="28" meta:object-count="13"/>
  </office:meta>
</office:document-meta>
</file>